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arial"/>
    <style:font-face style:name="Noto Sans1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alibri" officeooo:rsid="0005ac76" officeooo:paragraph-rsid="0005ac76"/>
    </style:style>
    <style:style style:name="P2" style:family="paragraph" style:parent-style-name="Standard">
      <style:text-properties style:font-name="calibri" officeooo:rsid="000623b3" officeooo:paragraph-rsid="000623b3"/>
    </style:style>
    <style:style style:name="P3" style:family="paragraph" style:parent-style-name="Standard">
      <style:text-properties style:font-name="calibri" officeooo:rsid="000679d8" officeooo:paragraph-rsid="000679d8"/>
    </style:style>
    <style:style style:name="P4" style:family="paragraph" style:parent-style-name="Standard">
      <style:text-properties style:font-name="calibri" officeooo:rsid="00077846" officeooo:paragraph-rsid="00077846"/>
    </style:style>
    <style:style style:name="P5" style:family="paragraph" style:parent-style-name="Standard">
      <style:text-properties style:font-name="calibri" officeooo:rsid="0007c90d" officeooo:paragraph-rsid="0007c90d"/>
    </style:style>
    <style:style style:name="P6" style:family="paragraph" style:parent-style-name="Standard">
      <style:text-properties style:font-name="calibri" officeooo:rsid="00086f03" officeooo:paragraph-rsid="00086f03"/>
    </style:style>
    <style:style style:name="P7" style:family="paragraph" style:parent-style-name="Standard" style:master-page-name="">
      <loext:graphic-properties draw:fill="none"/>
      <style:paragraph-properties fo:margin-left="0in" fo:margin-right="1.5in" fo:text-indent="0in" style:auto-text-indent="false" style:page-number="auto" fo:background-color="transparent"/>
      <style:text-properties style:font-name="calibri" officeooo:rsid="000623b3" officeooo:paragraph-rsid="000623b3"/>
    </style:style>
    <style:style style:name="P8" style:family="paragraph" style:parent-style-name="Standard">
      <style:text-properties style:font-name="calibri" officeooo:rsid="00086f03" officeooo:paragraph-rsid="00086f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 you think your app should be used as an alternative to the government’s one, or in conjunction with it to avoid confusion?</text:p>
      <text:p text:style-name="P1"/>
      <text:p text:style-name="P7">Which part of your app do you think is most important at the moment?</text:p>
      <text:p text:style-name="P2"/>
      <text:p text:style-name="P3">How is the user notified if they could have the virus?</text:p>
      <text:p text:style-name="P3"/>
      <text:p text:style-name="P3">Can some aspects of the app be repurposed for general use after COVID is over?</text:p>
      <text:p text:style-name="P3"/>
      <text:p text:style-name="P4">How will the app be tailored for those with disabilities, e.g. blindness</text:p>
      <text:p text:style-name="P4"/>
      <text:p text:style-name="P5">Is it suitable for children as well?</text:p>
      <text:p text:style-name="P5"/>
      <text:p text:style-name="P6">Will you wait for all bugs to be fixed before releasing to the public? Do you have any concerns about urgency?</text:p>
      <text:p text:style-name="P6"/>
      <text:p text:style-name="P6">5) Do you think your app would work well in the long term? How would you go about ensuring this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arial"/>
    <style:font-face style:name="Noto Sans1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1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1" style:font-family-complex="'Noto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2.418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7T10:10:25.025455430</meta:creation-date>
    <dc:date>2021-01-27T22:40:06.864966814</dc:date>
    <meta:editing-duration>PT21M59S</meta:editing-duration>
    <meta:editing-cycles>9</meta:editing-cycles>
    <meta:generator>LibreOffice/6.1.5.2$Linux_X86_64 LibreOffice_project/10$Build-2</meta:generator>
    <meta:document-statistic meta:table-count="0" meta:image-count="0" meta:object-count="0" meta:page-count="1" meta:paragraph-count="8" meta:word-count="123" meta:character-count="639" meta:non-whitespace-character-count="524"/>
  </office:meta>
</office:document-meta>
</file>